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style>
  </office:automatic-styles>
  <office:body>
    <office:text text:use-soft-page-breaks="true">
      <text:p text:style-name="P1">HomeWork3.1B</text:p>
      <text:p text:style-name="Normal"/>
      <text:p text:style-name="Normal">I plan to use AI as little as possible maybe only to simplify something that does not make sense to me or reword it so I can understand better. I think people should avoid using AI for answering questions that they don’t know maybe try to find the answer as best as you can. Then us AI to clarify after you have tried to find the answer on your own. I also think it should not be used when handling sensitive information sometimes AI can be biased based on certain things so when handling information I would always double check it or just not use AI at all. I plan to still use my own methods of learning and studying to ensure I am gaining my own skills and not soley relying on AI to do everything. To make sure I am not relying on AI to much I plan to use it as a helping tool and not<text:s/>a replacement tool. So I will solve problems then check the answers after and try to get as much help from my peers and teachers before going to AI I hope to only use it when necessar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twaushea sago</meta:initial-creator>
    <dc:creator>antwaushea sago</dc:creator>
    <meta:creation-date>2026-04-02T18:53:00Z</meta:creation-date>
    <dc:date>2026-04-02T22:30:00Z</dc:date>
    <meta:template xlink:href="Normal" xlink:type="simple"/>
    <meta:editing-cycles>1</meta:editing-cycles>
    <meta:editing-duration>PT9120S</meta:editing-duration>
    <meta:document-statistic meta:page-count="1" meta:paragraph-count="13" meta:word-count="196" meta:character-count="977" meta:row-count="24" meta:non-whitespace-character-count="794"/>
  </office:meta>
</office:document-meta>
</file>